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25cm" fo:min-width="6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2.55cm" fo:min-width="4.9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3.65cm" fo:min-width="8.8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2.35cm" fo:min-width="5.9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6.35cm" fo:min-width="8.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0.214cm" fo:min-width="0.612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306cm" fo:min-width="1.446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4.38cm" fo:min-width="10.52cm" fo:wrap-option="no-wrap"/>
    </style:style>
    <style:style style:name="gr1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19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25cm" fo:min-width="0.3cm"/>
    </style:style>
    <style:style style:name="gr20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5.5pt" fo:text-shadow="1pt 1pt" style:font-size-asian="5.5pt" style:font-size-complex="5.5pt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fo:text-align="start"/>
    </style:style>
    <style:style style:name="P9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start"/>
      <style:text-properties fo:font-size="5.5pt" style:font-size-asian="5.5pt" style:font-size-complex="5.5pt"/>
    </style:style>
    <style:style style:name="P11" style:family="paragraph">
      <style:paragraph-properties fo:text-align="center"/>
      <style:text-properties fo:font-size="5.5pt" style:font-size-asian="5.5pt" style:font-size-complex="5.5pt"/>
    </style:style>
    <style:style style:name="P12" style:family="paragraph">
      <style:paragraph-properties fo:text-align="start"/>
      <style:text-properties fo:font-size="10.5pt" style:font-size-asian="10.5pt" style:font-size-complex="10.5pt"/>
    </style:style>
    <style:style style:name="P13" style:family="paragraph">
      <loext:graphic-properties draw:fill-color="#ffffff" draw:opacity="0%"/>
      <style:paragraph-properties fo:text-align="center"/>
      <style:text-properties fo:background-color="transparen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5.5pt" style:font-size-asian="5.5pt" style:font-size-complex="5.5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1.2cm" svg:x="6cm" svg:y="1.4cm">
          <text:p text:style-name="P1"><text:span text:style-name="T1">G</text:span><text:span text:style-name="T1">et</text:span><text:span text:style-name="T1">方</text:span><text:span text:style-name="T1">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3cm" svg:height="2.5cm" svg:x="3.5cm" svg:y="3.6cm">
          <text:p text:style-name="P3"><text:span text:style-name="T2">func </text:span><text:span text:style-name="T3">(c </text:span><text:span text:style-name="T3">*Cli</text:span><text:span text:style-name="T3">ent) </text:span><text:span text:style-name="T3">Get(</text:span><text:span text:style-name="T3">key </text:span><text:span text:style-name="T3">stri</text:span><text:span text:style-name="T3">ng) </text:span><text:span text:style-name="T3">(ite</text:span><text:span text:style-name="T3">m </text:span><text:span text:style-name="T3">*Ite</text:span><text:span text:style-name="T3">m, </text:span><text:span text:style-name="T3">err </text:span><text:span text:style-name="T3">erro</text:span><text:span text:style-name="T3">r) {</text:span><text:span text:style-name="T3"><text:line-break/></text:span><text:span text:style-name="T3"> <text:s text:c="3"/></text:span><text:span text:style-name="T3">err </text:span><text:span text:style-name="T3">= </text:span><text:span text:style-name="T3">c.wi</text:span><text:span text:style-name="T3">thKe</text:span><text:span text:style-name="T3">yAdd</text:span><text:span text:style-name="T3">r(ke</text:span><text:span text:style-name="T3">y, </text:span><text:span text:style-name="T2">func</text:span><text:span text:style-name="T3">(add</text:span><text:span text:style-name="T3">r </text:span><text:span text:style-name="T3">net.</text:span><text:span text:style-name="T3">Addr</text:span><text:span text:style-name="T3">) </text:span><text:span text:style-name="T3">erro</text:span><text:span text:style-name="T3">r {</text:span><text:span text:style-name="T3"><text:line-break/></text:span><text:span text:style-name="T3"> <text:s text:c="4"/></text:span><text:span text:style-name="T3"><text:s text:c="3"/></text:span><text:span text:style-name="T2">r</text:span><text:span text:style-name="T2">etur</text:span><text:span text:style-name="T2">n </text:span><text:span text:style-name="T3">c.ge</text:span><text:span text:style-name="T3">tFro</text:span><text:span text:style-name="T3">mAdd</text:span><text:span text:style-name="T3">r(ad</text:span><text:span text:style-name="T3">dr, </text:span><text:span text:style-name="T3">[]st</text:span><text:span text:style-name="T3">ring</text:span><text:span text:style-name="T3">{key</text:span><text:span text:style-name="T3">}, </text:span></text:p>
          <text:p text:style-name="P3"><text:span text:style-name="T2"><text:s text:c="5"/></text:span><text:span text:style-name="T2"><text:s text:c="5"/></text:span><text:span text:style-name="T2"><text:s text:c="2"/></text:span><text:span text:style-name="T2">func</text:span><text:span text:style-name="T3">(it </text:span><text:span text:style-name="T3">*Ite</text:span><text:span text:style-name="T3">m) { </text:span><text:span text:style-name="T3">item </text:span><text:span text:style-name="T3">= it </text:span><text:span text:style-name="T3">})</text:span><text:span text:style-name="T3"><text:line-break/></text:span><text:span text:style-name="T3"> <text:s text:c="3"/></text:span><text:span text:style-name="T3">})</text:span><text:span text:style-name="T3"><text:line-break/></text:span><text:span text:style-name="T3"> <text:s text:c="3"/></text:span><text:span text:style-name="T2">if </text:span><text:span text:style-name="T3">err </text:span><text:span text:style-name="T3">== </text:span><text:span text:style-name="T3">nil </text:span><text:span text:style-name="T3">&amp;&amp; </text:span><text:span text:style-name="T3">item </text:span><text:span text:style-name="T3">== </text:span><text:span text:style-name="T3">nil </text:span><text:span text:style-name="T3">{</text:span><text:span text:style-name="T3"><text:line-break/></text:span><text:span text:style-name="T3"> <text:s text:c="4"/></text:span><text:span text:style-name="T3"><text:s text:c="3"/>e</text:span><text:span text:style-name="T3">rr = </text:span><text:span text:style-name="T3">ErrC</text:span><text:span text:style-name="T3">ache</text:span><text:span text:style-name="T3">Miss</text:span><text:span text:style-name="T3"><text:line-break/></text:span><text:span text:style-name="T3"> <text:s text:c="3"/></text:span><text:span text:style-name="T3">}</text:span><text:span text:style-name="T3"><text:line-break/></text:span><text:span text:style-name="T3"> <text:s text:c="3"/></text:span><text:span text:style-name="T2">retu</text:span><text:span text:style-name="T2">rn</text:span><text:span text:style-name="T2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2cm" svg:y1="2.6cm" svg:x2="7.2cm" svg:y2="3.6cm">
          <text:p/>
        </draw:line>
        <draw:custom-shape draw:style-name="gr4" draw:text-style-name="P4" draw:layer="layout" svg:width="5.4cm" svg:height="2.8cm" svg:x="-2.9cm" svg:y="3.6cm">
          <text:p text:style-name="P3"><text:span text:style-name="T2">func </text:span><text:span text:style-name="T3">(c *Client) withKeyAddr(key string, </text:span></text:p>
          <text:p text:style-name="P3"><text:span text:style-name="T3"><text:s text:c="4"/></text:span><text:span text:style-name="T3">fn </text:span><text:span text:style-name="T2">func</text:span><text:span text:style-name="T3">(net.Addr) error) (err error) {</text:span><text:span text:style-name="T3"><text:line-break/></text:span><text:span text:style-name="T3"> <text:s text:c="3"/></text:span><text:span text:style-name="T2">if </text:span><text:span text:style-name="T3">!legalKey(key) {</text:span><text:span text:style-name="T3"><text:line-break/></text:span><text:span text:style-name="T3"> <text:s text:c="7"/></text:span><text:span text:style-name="T2">return </text:span><text:span text:style-name="T3">ErrMalformedKey</text:span><text:span text:style-name="T3"><text:line-break/></text:span><text:span text:style-name="T3"> <text:s text:c="3"/>}</text:span><text:span text:style-name="T3"><text:line-break/></text:span><text:span text:style-name="T3"> <text:s text:c="3"/>addr, err := c.selector.PickServer(key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1cm" svg:y1="4cm" svg:x2="2cm" svg:y2="3.9cm">
          <text:p/>
        </draw:line>
        <draw:line draw:style-name="gr3" draw:text-style-name="P5" draw:layer="layout" svg:x1="1.3cm" svg:y1="5.2cm" svg:x2="0.8cm" svg:y2="7.3cm">
          <text:p/>
        </draw:line>
        <draw:custom-shape draw:style-name="gr5" draw:text-style-name="P4" draw:layer="layout" svg:width="9.3cm" svg:height="3.9cm" svg:x="4.9cm" svg:y="7.1cm">
          <text:p text:style-name="P3"><text:span text:style-name="T5"><text:line-break/></text:span><text:span text:style-name="T2">func </text:span><text:span text:style-name="T3">(c *Client) getFromAddr(addr net.Addr, </text:span></text:p>
          <text:p text:style-name="P3"><text:span text:style-name="T3"><text:s text:c="4"/></text:span><text:span text:style-name="T3">keys []string, cb </text:span><text:span text:style-name="T2">func</text:span><text:span text:style-name="T3">(*Item)) error {</text:span><text:span text:style-name="T3"><text:line-break/></text:span><text:span text:style-name="T3"> <text:s text:c="3"/></text:span><text:span text:style-name="T2">return </text:span><text:span text:style-name="T3">c.withAddrRw(addr, </text:span><text:span text:style-name="T2">func</text:span><text:span text:style-name="T3">(rw *bufio.ReadWriter) error {</text:span><text:span text:style-name="T3"><text:line-break/></text:span><text:span text:style-name="T3"> <text:s text:c="7"/></text:span><text:span text:style-name="T2">if </text:span><text:span text:style-name="T3">_, err := fmt.Fprintf(rw, </text:span><text:span text:style-name="T6">"gets %s\r\n"</text:span><text:span text:style-name="T3">, </text:span><text:span text:style-name="T3">strings.Join(keys, </text:span><text:span text:style-name="T6">" "</text:span><text:span text:style-name="T3">));</text:span></text:p>
          <text:p text:style-name="P3"><text:span text:style-name="T3"><text:s text:c="12"/></text:span><text:span text:style-name="T3">err != nil {</text:span><text:span text:style-name="T3"><text:line-break/></text:span><text:span text:style-name="T3"> <text:s text:c="15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rw.Flush(); 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if </text:span><text:span text:style-name="T3">err := parseGetResponse(rw.Reader, cb);err != nil {</text:span><text:span text:style-name="T3"><text:line-break/></text:span><text:span text:style-name="T3"> <text:s text:c="11"/></text:span><text:span text:style-name="T2">return </text:span><text:span text:style-name="T3">err</text:span><text:span text:style-name="T3"><text:line-break/></text:span><text:span text:style-name="T3"> <text:s text:c="7"/>}</text:span><text:span text:style-name="T3"><text:line-break/></text:span><text:span text:style-name="T3"> <text:s text:c="7"/></text:span><text:span text:style-name="T2">return </text:span><text:span text:style-name="T4">nil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6cm" svg:y1="4.4cm" svg:x2="6.3cm" svg:y2="7.1cm">
          <text:p/>
        </draw:line>
        <draw:custom-shape draw:style-name="gr6" draw:text-style-name="P7" draw:layer="layout" svg:width="6.4cm" svg:height="2.6cm" svg:x="13.9cm" svg:y="4cm">
          <text:p text:style-name="P3"><text:span text:style-name="T2">func </text:span><text:span text:style-name="T3">(c *Client) </text:span><text:span text:style-name="T3">withAddrRw(addr </text:span><text:span text:style-name="T3">net.Addr,</text:span></text:p>
          <text:p text:style-name="P3"><text:span text:style-name="T3"><text:s text:c="4"/></text:span><text:span text:style-name="T3">fn </text:span><text:span text:style-name="T2">func</text:span><text:span text:style-name="T3">(*bufio.ReadWrit</text:span><text:span text:style-name="T3">er) error) (err </text:span><text:span text:style-name="T3">error) {</text:span><text:span text:style-name="T3"><text:line-break/></text:span><text:span text:style-name="T3"> <text:s text:c="3"/>cn, err := </text:span><text:span text:style-name="T3">c.getConn(addr)</text:span><text:span text:style-name="T3"><text:line-break/></text:span><text:span text:style-name="T3"> <text:s text:c="3"/></text:span><text:span text:style-name="T2">if </text:span><text:span text:style-name="T3">err != nil {</text:span><text:span text:style-name="T3"><text:line-break/></text:span><text:span text:style-name="T3"> <text:s text:c="7"/></text:span><text:span text:style-name="T2">return </text:span><text:span text:style-name="T3">err</text:span><text:span text:style-name="T3"><text:line-break/></text:span><text:span text:style-name="T3"> <text:s text:c="3"/>}</text:span><text:span text:style-name="T3"><text:line-break/></text:span><text:span text:style-name="T3"> <text:s text:c="3"/></text:span><text:span text:style-name="T2">defer </text:span><text:span text:style-name="T3">cn.condRelease(&amp;err)</text:span></text:p>
          <text:p text:style-name="P3"><text:span text:style-name="T7"><text:s text:c="4"/></text:span><text:span text:style-name="T2">return </text:span><text:span text:style-name="T4">fn(cn.rw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6cm" svg:y1="7.9cm" svg:x2="14.1cm" svg:y2="4.3cm">
          <text:p/>
        </draw:line>
        <draw:custom-shape draw:style-name="gr7" draw:text-style-name="P4" draw:layer="layout" svg:width="5.7cm" svg:height="1.8cm" svg:x="14.6cm" svg:y="11.2cm">
          <text:p text:style-name="P3"><text:span text:style-name="T2">fun</text:span><text:span text:style-name="T2">c </text:span><text:span text:style-name="T3">(cn </text:span><text:span text:style-name="T3">*co</text:span><text:span text:style-name="T3">nn) </text:span><text:span text:style-name="T3">con</text:span><text:span text:style-name="T3">dRe</text:span><text:span text:style-name="T3">lea</text:span><text:span text:style-name="T3">se(</text:span><text:span text:style-name="T3">err </text:span><text:span text:style-name="T3">*er</text:span><text:span text:style-name="T3">ror</text:span><text:span text:style-name="T3">) {</text:span><text:span text:style-name="T3"><text:line-break/></text:span><text:span text:style-name="T3"> <text:s text:c="3"/></text:span><text:span text:style-name="T2">if </text:span><text:span text:style-name="T3">*er</text:span><text:span text:style-name="T3">r </text:span><text:span text:style-name="T3">== </text:span><text:span text:style-name="T3">nil </text:span><text:span text:style-name="T3">|| </text:span><text:span text:style-name="T3">res</text:span><text:span text:style-name="T3">uma</text:span><text:span text:style-name="T3">ble</text:span><text:span text:style-name="T3">Err</text:span><text:span text:style-name="T3">or(</text:span><text:span text:style-name="T3">*er</text:span><text:span text:style-name="T3">r) </text:span><text:span text:style-name="T3">{</text:span><text:span text:style-name="T3"><text:line-break/></text:span><text:span text:style-name="T3"> <text:s text:c="3"/></text:span><text:span text:style-name="T3"><text:s text:c="4"/></text:span><text:span text:style-name="T3">cn.</text:span><text:span text:style-name="T3">rel</text:span><text:span text:style-name="T3">eas</text:span><text:span text:style-name="T3">e()</text:span><text:span text:style-name="T3"><text:line-break/></text:span><text:span text:style-name="T3"> <text:s text:c="3"/></text:span><text:span text:style-name="T3">} </text:span><text:span text:style-name="T2">els</text:span><text:span text:style-name="T2">e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nc.</text:span><text:span text:style-name="T4">Clo</text:span><text:span text:style-name="T4">se(</text:span><text:span text:style-name="T4">)</text:span><text:span text:style-name="T4"><text:line-break/></text:span><text:span text:style-name="T4"> <text:s text:c="3"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4cm" svg:height="5cm" svg:x="21.6cm" svg:y="3.9cm">
          <text:p text:style-name="P3"><text:span text:style-name="T8"><text:line-break/></text:span><text:span text:style-name="T9">fun</text:span><text:span text:style-name="T9">c </text:span><text:span text:style-name="T10">(c </text:span><text:span text:style-name="T10">*Cl</text:span><text:span text:style-name="T10">ien</text:span><text:span text:style-name="T10">t) </text:span><text:span text:style-name="T10">get</text:span><text:span text:style-name="T10">Con</text:span><text:span text:style-name="T10">n(a</text:span><text:span text:style-name="T10">ddr </text:span><text:span text:style-name="T10">net</text:span><text:span text:style-name="T10">.Ad</text:span><text:span text:style-name="T10">dr) </text:span><text:span text:style-name="T10">(*c</text:span><text:span text:style-name="T10">onn</text:span><text:span text:style-name="T10">, </text:span><text:span text:style-name="T10">err</text:span><text:span text:style-name="T10">or) </text:span><text:span text:style-name="T10">{</text:span><text:span text:style-name="T10"><text:line-break/></text:span><text:span text:style-name="T10"> <text:s text:c="3"/></text:span><text:span text:style-name="T11">// </text:span><text:span text:style-name="T12">获</text:span><text:span text:style-name="T12">取</text:span><text:span text:style-name="T12">一</text:span><text:span text:style-name="T12">个</text:span><text:span text:style-name="T12">空</text:span><text:span text:style-name="T12">闲</text:span><text:span text:style-name="T12">连</text:span><text:span text:style-name="T12">接</text:span><text:span text:style-name="T12">，</text:span><text:span text:style-name="T12">如</text:span><text:span text:style-name="T12">果</text:span><text:span text:style-name="T12">不</text:span><text:span text:style-name="T12">存</text:span><text:span text:style-name="T12">在</text:span><text:span text:style-name="T12">空</text:span><text:span text:style-name="T12">闲</text:span><text:span text:style-name="T12">连</text:span><text:span text:style-name="T12">接</text:span><text:span text:style-name="T12">，</text:span><text:span text:style-name="T12">则</text:span><text:span text:style-name="T12">新</text:span><text:span text:style-name="T12">建</text:span><text:span text:style-name="T12">一</text:span><text:span text:style-name="T12">个</text:span><text:span text:style-name="T12">连</text:span><text:span text:style-name="T12">接</text:span><text:span text:style-name="T12"><text:line-break/></text:span><text:span text:style-name="T13"> <text:s text:c="3"/></text:span><text:span text:style-name="T4">cn, </text:span><text:span text:style-name="T4">ok </text:span><text:span text:style-name="T4">:= </text:span><text:span text:style-name="T4">c.g</text:span><text:span text:style-name="T4">etF</text:span><text:span text:style-name="T4">ree</text:span><text:span text:style-name="T4">Con</text:span><text:span text:style-name="T4">n(a</text:span><text:span text:style-name="T4">ddr</text:span><text:span text:style-name="T4">)</text:span><text:span text:style-name="T4"><text:line-break/></text:span><text:span text:style-name="T3"> <text:s text:c="3"/></text:span><text:span text:style-name="T2">if </text:span><text:span text:style-name="T4">ok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nc, </text:span><text:span text:style-name="T4">err </text:span><text:span text:style-name="T4">:= </text:span><text:span text:style-name="T4">c.d</text:span><text:span text:style-name="T4">ial</text:span><text:span text:style-name="T4">(ad</text:span><text:span text:style-name="T4">dr)</text:span><text:span text:style-name="T4"><text:line-break/></text:span><text:span text:style-name="T3"> <text:s text:c="3"/></text:span><text:span text:style-name="T2">if </text:span><text:span text:style-name="T4">err </text:span><text:span text:style-name="T4">!= </text:span><text:span text:style-name="T4">nil </text:span><text:span text:style-name="T4">{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nil</text:span><text:span text:style-name="T4">,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&amp;co</text:span><text:span text:style-name="T4">nn{</text:span><text:span text:style-name="T4"><text:line-break/></text:span><text:span text:style-name="T4"> <text:s text:c="3"/></text:span><text:span text:style-name="T4"><text:s text:c="4"/></text:span><text:span text:style-name="T4">nc: </text:span><text:span text:style-name="T4"><text:s text:c="2"/></text:span><text:span text:style-name="T4">nc,</text:span><text:span text:style-name="T4"><text:line-break/></text:span><text:span text:style-name="T4"> <text:s text:c="3"/></text:span><text:span text:style-name="T4"><text:s text:c="4"/></text:span><text:span text:style-name="T4">add</text:span><text:span text:style-name="T4">r: </text:span><text:span text:style-name="T4">add</text:span><text:span text:style-name="T4">r,</text:span><text:span text:style-name="T4"><text:line-break/></text:span><text:span text:style-name="T4"> <text:s text:c="3"/></text:span><text:span text:style-name="T4"><text:s text:c="4"/></text:span><text:span text:style-name="T4">rw: </text:span><text:span text:style-name="T4"><text:s text:c="2"/></text:span><text:span text:style-name="T4">buf</text:span><text:span text:style-name="T4">io.</text:span><text:span text:style-name="T4">New</text:span><text:span text:style-name="T4">Rea</text:span><text:span text:style-name="T4">dWr</text:span><text:span text:style-name="T4">ite</text:span><text:span text:style-name="T4">r(b</text:span><text:span text:style-name="T4">ufi</text:span><text:span text:style-name="T4">o.N</text:span><text:span text:style-name="T4">ewR</text:span><text:span text:style-name="T4">ead</text:span><text:span text:style-name="T4">er(</text:span><text:span text:style-name="T4">nc)</text:span><text:span text:style-name="T4">, </text:span><text:span text:style-name="T4">buf</text:span><text:span text:style-name="T4">io.</text:span><text:span text:style-name="T4">New</text:span><text:span text:style-name="T4">Wri</text:span><text:span text:style-name="T4">ter</text:span><text:span text:style-name="T4">(nc</text:span><text:span text:style-name="T4">)),</text:span><text:span text:style-name="T4"><text:line-break/></text:span><text:span text:style-name="T4"> <text:s text:c="3"/></text:span><text:span text:style-name="T4"><text:s text:c="4"/></text:span><text:span text:style-name="T4">c: <text:s/></text:span><text:span text:style-name="T4"><text:s text:c="2"/></text:span><text:span text:style-name="T4">c,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3"> <text:s text:c="3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cm" svg:y1="4.7cm" svg:x2="21.8cm" svg:y2="4.3cm">
          <text:p/>
        </draw:line>
        <draw:line draw:style-name="gr3" draw:text-style-name="P5" draw:layer="layout" svg:x1="16.8cm" svg:y1="5.8cm" svg:x2="17.6cm" svg:y2="11.2cm">
          <text:p/>
        </draw:line>
        <draw:custom-shape draw:style-name="gr9" draw:text-style-name="P7" draw:layer="layout" svg:width="8cm" svg:height="3.4cm" svg:x="33.2cm" svg:y="8.6cm">
          <text:p text:style-name="P3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Fre</text:span><text:span text:style-name="T4">eCo</text:span><text:span text:style-name="T4">nn(</text:span><text:span text:style-name="T4">add</text:span><text:span text:style-name="T4">r </text:span><text:span text:style-name="T4">net</text:span><text:span text:style-name="T4">.Ad</text:span><text:span text:style-name="T4">dr) </text:span><text:span text:style-name="T4">(cn </text:span><text:span text:style-name="T4">*co</text:span><text:span text:style-name="T4">nn, </text:span><text:span text:style-name="T4">ok </text:span><text:span text:style-name="T4">boo</text:span><text:span text:style-name="T4">l) </text:span><text:span text:style-name="T4">{</text:span><text:span text:style-name="T4"><text:line-break/></text:span><text:span text:style-name="T4"> <text:s text:c="3"/></text:span><text:span text:style-name="T4">c.l</text:span><text:span text:style-name="T4">k.L</text:span><text:span text:style-name="T4">ock</text:span><text:span text:style-name="T4">()</text:span><text:span text:style-name="T4"><text:line-break/></text:span><text:span text:style-name="T4"> <text:s text:c="3"/></text:span><text:span text:style-name="T2">def</text:span><text:span text:style-name="T2">er </text:span><text:span text:style-name="T4">c.l</text:span><text:span text:style-name="T4">k.U</text:span><text:span text:style-name="T4">nlo</text:span><text:span text:style-name="T4">ck(</text:span><text:span text:style-name="T4">)</text:span><text:span text:style-name="T4"><text:line-break/></text:span><text:span text:style-name="T4"> <text:s text:c="3"/></text:span><text:span text:style-name="T2">if </text:span><text:span text:style-name="T4">c.f</text:span><text:span text:style-name="T4">ree</text:span><text:span text:style-name="T4">con</text:span><text:span text:style-name="T4">n </text:span><text:span text:style-name="T4">== </text:span><text:span text:style-name="T4">nil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4">fal</text:span><text:span text:style-name="T14">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</text:span><text:span text:style-name="T4">eli</text:span><text:span text:style-name="T4">st, </text:span><text:span text:style-name="T4">ok </text:span><text:span text:style-name="T4">:= 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</text:span><text:span text:style-name="T4"><text:line-break/></text:span><text:span text:style-name="T4"> <text:s text:c="3"/></text:span><text:span text:style-name="T2">if </text:span><text:span text:style-name="T4">!ok </text:span><text:span text:style-name="T4">|| </text:span><text:span text:style-name="T4">len</text:span><text:span text:style-name="T4">(fr</text:span><text:span text:style-name="T4">eel</text:span><text:span text:style-name="T4">ist</text:span><text:span text:style-name="T4">) </text:span><text:span text:style-name="T4">== </text:span><text:span text:style-name="T15">0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4">fal</text:span><text:span text:style-name="T14">se</text:span><text:span text:style-name="T1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fre</text:span><text:span text:style-name="T4">eli</text:span><text:span text:style-name="T4">st[</text:span><text:span text:style-name="T4">len</text:span><text:span text:style-name="T4">(fr</text:span><text:span text:style-name="T4">eel</text:span><text:span text:style-name="T4">ist</text:span><text:span text:style-name="T4">)-</text:span><text:span text:style-name="T15">1</text:span><text:span text:style-name="T4">]</text:span><text:span text:style-name="T4"><text:line-break/></text:span><text:span text:style-name="T4"> <text:s text:c="3"/>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 = </text:span><text:span text:style-name="T4">fre</text:span><text:span text:style-name="T4">eli</text:span><text:span text:style-name="T4">st[</text:span><text:span text:style-name="T4">:le</text:span><text:span text:style-name="T4">n(f</text:span><text:span text:style-name="T4">ree</text:span><text:span text:style-name="T4">lis</text:span><text:span text:style-name="T4">t)-</text:span><text:span text:style-name="T15">1</text:span><text:span text:style-name="T4">]</text:span><text:span text:style-name="T4"><text:line-break/></text:span><text:span text:style-name="T4"> <text:s text:c="3"/></text:span><text:span text:style-name="T2">ret</text:span><text:span text:style-name="T2">urn </text:span><text:span text:style-name="T4">cn, </text:span><text:span text:style-name="T14">tru</text:span><text:span text:style-name="T14">e</text:span><text:span text:style-name="T1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cm" svg:height="0.8cm" svg:x="22.7cm" svg:y="11.6cm">
          <text:p text:style-name="P3"><text:span text:style-name="T9">fun</text:span><text:span text:style-name="T9">c </text:span><text:span text:style-name="T10">(cn </text:span><text:span text:style-name="T10">*co</text:span><text:span text:style-name="T10">nn) </text:span><text:span text:style-name="T10">ext</text:span><text:span text:style-name="T10">end</text:span><text:span text:style-name="T10">Dea</text:span><text:span text:style-name="T10">dli</text:span><text:span text:style-name="T10">ne(</text:span><text:span text:style-name="T10">) {</text:span><text:span text:style-name="T10"><text:line-break/></text:span><text:span text:style-name="T10"><text:tab/></text:span><text:span text:style-name="T10">cn.</text:span><text:span text:style-name="T10">nc.</text:span><text:span text:style-name="T10">Set</text:span><text:span text:style-name="T10">Dea</text:span><text:span text:style-name="T10">dli</text:span><text:span text:style-name="T10">ne(</text:span><text:span text:style-name="T10">tim</text:span><text:span text:style-name="T10">e.N</text:span><text:span text:style-name="T10">ow(</text:span><text:span text:style-name="T10">).A</text:span><text:span text:style-name="T10">dd(</text:span><text:span text:style-name="T10">cn.</text:span><text:span text:style-name="T10">c.n</text:span><text:span text:style-name="T10">etT</text:span><text:span text:style-name="T10">ime</text:span><text:span text:style-name="T10">out</text:span><text:span text:style-name="T10">())</text:span><text:span text:style-name="T10">)</text:span><text:span text:style-name="T16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5.7cm" svg:y1="4.9cm" svg:x2="37.9cm" svg:y2="8.6cm">
          <text:p/>
        </draw:line>
        <draw:line draw:style-name="gr3" draw:text-style-name="P5" draw:layer="layout" svg:x1="24.7cm" svg:y1="8.3cm" svg:x2="26.2cm" svg:y2="11.6cm">
          <text:p/>
        </draw:line>
        <draw:custom-shape draw:style-name="gr11" draw:text-style-name="P9" draw:layer="layout" svg:width="6cm" svg:height="4.8cm" svg:x="-2.2cm" svg:y="7.3cm">
          <text:p text:style-name="P8"><text:span text:style-name="T17">func (ss *ServerList) PickServer(key string) (net.Addr, </text:span><text:span text:style-name="T17">error) {</text:span></text:p>
          <text:p text:style-name="P8"><text:span text:style-name="T17"><text:s text:c="8"/></text:span><text:span text:style-name="T17">ss.mu.RLock()</text:span></text:p>
          <text:p text:style-name="P8"><text:span text:style-name="T17"><text:s text:c="8"/></text:span><text:span text:style-name="T17">defer ss.mu.RUnlock()</text:span></text:p>
          <text:p text:style-name="P8"><text:span text:style-name="T17"><text:s text:c="8"/></text:span><text:span text:style-name="T17">if len(ss.addrs) == 0 {</text:span></text:p>
          <text:p text:style-name="P8"><text:span text:style-name="T18"><text:s text:c="8"/></text:span><text:span text:style-name="T17"><text:s text:c="8"/></text:span><text:span text:style-name="T17">return nil, ErrNoServers</text:span></text:p>
          <text:p text:style-name="P8"><text:span text:style-name="T17"><text:s text:c="8"/></text:span><text:span text:style-name="T17">}</text:span></text:p>
          <text:p text:style-name="P8"><text:span text:style-name="T17"><text:s text:c="8"/></text:span><text:span text:style-name="T17">if len(ss.addrs) == 1 {</text:span></text:p>
          <text:p text:style-name="P8"><text:span text:style-name="T18"><text:s text:c="8"/></text:span><text:span text:style-name="T17"><text:s text:c="8"/></text:span><text:span text:style-name="T17">return ss.addrs[0], nil</text:span></text:p>
          <text:p text:style-name="P8"><text:span text:style-name="T17"><text:s text:c="8"/></text:span><text:span text:style-name="T17">}</text:span></text:p>
          <text:p text:style-name="P8"><text:span text:style-name="T17"><text:s text:c="8"/></text:span><text:span text:style-name="T17">// </text:span><text:span text:style-name="T17">这种写法是为了节省空间，以免重复分配内存空间</text:span></text:p>
          <text:p text:style-name="P8"><text:span text:style-name="T17"><text:s text:c="8"/></text:span><text:span text:style-name="T17">bufp := keyBufPool.Get().(*[]byte)</text:span><text:span text:style-name="T17"><text:tab/></text:span></text:p>
          <text:p text:style-name="P8"><text:span text:style-name="T17"><text:s text:c="8"/></text:span><text:span text:style-name="T17">// </text:span><text:span text:style-name="T17">从临时对象池中获取</text:span><text:span text:style-name="T17">256</text:span><text:span text:style-name="T17">字节空间</text:span></text:p>
          <text:p text:style-name="P8"><text:span text:style-name="T17"><text:s text:c="8"/></text:span><text:span text:style-name="T17">n := copy(*bufp, key)</text:span><text:span text:style-name="T17"><text:tab/></text:span><text:span text:style-name="T17">// </text:span><text:span text:style-name="T17">将</text:span><text:span text:style-name="T17">key</text:span><text:span text:style-name="T17">值复制到这个空间中</text:span></text:p>
          <text:p text:style-name="P8"><text:span text:style-name="T17"><text:s text:c="8"/></text:span><text:span text:style-name="T17">cs := crc32.ChecksumIEEE((*bufp)[:n])</text:span></text:p>
          <text:p text:style-name="P8"><text:span text:style-name="T18"><text:s text:c="8"/></text:span><text:span text:style-name="T17">keyBufPool.Put(bufp)</text:span></text:p>
          <text:p text:style-name="P8"><text:span text:style-name="T18"><text:s text:c="8"/></text:span><text:span text:style-name="T17">keyBufPool.Put(bufp)// </text:span><text:span text:style-name="T17">将这个内存空间放回到临时对</text:span><text:span text:style-name="T17">象池中</text:span></text:p>
          <text:p text:style-name="P8"><text:span text:style-name="T17"><text:s text:c="8"/></text:span><text:span text:style-name="T17">// </text:span><text:span text:style-name="T17">获取一个服务器地址</text:span></text:p>
          <text:p text:style-name="P8"><text:span text:style-name="T18"><text:s text:c="8"/></text:span><text:span text:style-name="T17">return ss.addrs[cs%uint32(len(ss.addrs))], nil</text:span></text:p>
          <text:p text:style-name="P8"><text:span text:style-name="T17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6cm" svg:height="6.6cm" svg:x="5.6cm" svg:y="13cm">
          <text:p text:style-name="P3"><text:span text:style-name="T9">func </text:span><text:span text:style-name="T19">parseGetResponse(r *bufio.Reader, cb </text:span><text:span text:style-name="T9">func</text:span><text:span text:style-name="T19">(*Item)) error {</text:span><text:span text:style-name="T19"><text:line-break/></text:span><text:span text:style-name="T19"> <text:s text:c="3"/></text:span><text:span text:style-name="T9">for </text:span><text:span text:style-name="T10">{</text:span><text:span text:style-name="T10"><text:tab/></text:span><text:span text:style-name="T11">// </text:span><text:span text:style-name="T16">一行一行的读取数据</text:span><text:span text:style-name="T16"><text:line-break/></text:span><text:span text:style-name="T13"> <text:s text:c="3"/></text:span><text:span text:style-name="T20"><text:s text:c="4"/></text:span><text:span text:style-name="T3">line, err := r.ReadSlice(</text:span><text:span text:style-name="T6">'\n'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2"/></text:span><text:span text:style-name="T19"><text:s text:c="5"/></text:span><text:span text:style-name="T9">if </text:span><text:span text:style-name="T10">bytes.Equal(line, resultEnd) {</text:span><text:span text:style-name="T10"><text:tab/></text:span><text:span text:style-name="T11">// </text:span><text:span text:style-name="T16">如果读取到末尾的时候，就返回</text:span><text:span text:style-name="T16"><text:line-break/></text:span><text:span text:style-name="T13"> <text:s text:c="7"/></text:span><text:span text:style-name="T20"><text:s text:c="4"/></text:span><text:span text:style-name="T2">return </text:span><text:span text:style-name="T4">nil</text:span><text:span text:style-name="T4"><text:line-break/></text:span><text:span text:style-name="T4"> <text:s text:c="7"/>}</text:span><text:span text:style-name="T4"><text:line-break/></text:span><text:span text:style-name="T4"> <text:s text:c="7"/>it := new(Item)</text:span><text:span text:style-name="T4"><text:line-break/></text:span><text:span text:style-name="T4"> <text:s text:c="7"/>size, err := scanGetResponseLine(line, it)</text:span><text:span text:style-name="T4"><text:line-break/></text:span><text:span text:style-name="T4"> <text:s/></text:span><text:span text:style-name="T3"><text:s text:c="6"/></text:span><text:span text:style-name="T2">if </text:span><text:span text:style-name="T4">err != nil {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7"/>it.Value = make([]byte, size+</text:span><text:span text:style-name="T15">2</text:span><text:span text:style-name="T4">)</text:span><text:span text:style-name="T4"><text:line-break/></text:span><text:span text:style-name="T4"> <text:s text:c="7"/>_, err = io.ReadFull(r, it.Value)</text:span><text:span text:style-name="T4"><text:line-break/></text:span><text:span text:style-name="T4"> </text:span><text:span text:style-name="T3"><text:s text:c="7"/></text:span><text:span text:style-name="T2">if </text:span><text:span text:style-name="T4">err != nil {</text:span><text:span text:style-name="T4"><text:line-break/></text:span><text:span text:style-name="T4"> <text:s text:c="11"/>it.Value = nil</text:span><text:span text:style-name="T4"><text:line-break/></text:span><text:span text:style-name="T4"> <text:s text:c="7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7"/>}</text:span><text:span text:style-name="T4"><text:line-break/></text:span><text:span text:style-name="T4"> <text:s text:c="3"/></text:span><text:span text:style-name="T3"><text:s text:c="4"/></text:span><text:span text:style-name="T2">if </text:span><text:span text:style-name="T4">!bytes.HasSuffix(it.Value, crlf) {</text:span><text:span text:style-name="T4"><text:line-break/></text:span><text:span text:style-name="T4"> <text:s text:c="11"/>it.Value = nil</text:span><text:span text:style-name="T4"><text:line-break/></text:span><text:span text:style-name="T4"> <text:s text:c="4"/></text:span><text:span text:style-name="T3"><text:s text:c="7"/></text:span><text:span text:style-name="T2">return </text:span><text:span text:style-name="T3">fmt.Errorf(</text:span><text:span text:style-name="T6">"memcache: corrupt get result read"</text:span><text:span text:style-name="T4">)</text:span><text:span text:style-name="T4"><text:line-break/></text:span><text:span text:style-name="T4"> <text:s text:c="7"/>}</text:span><text:span text:style-name="T4"><text:line-break/></text:span><text:span text:style-name="T4"> <text:s text:c="7"/>it.Value = it.Value[:size]</text:span><text:span text:style-name="T4"><text:line-break/></text:span><text:span text:style-name="T4"> <text:s text:c="7"/>cb(it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3cm" svg:y1="9.8cm" svg:x2="9.6cm" svg:y2="13.1cm">
          <text:p/>
        </draw:line>
        <draw:path draw:style-name="gr13" draw:text-style-name="P5" xml:id="id1" draw:id="id1" draw:layer="layout" svg:width="7.746cm" svg:height="1.929cm" svg:x="-0.544cm" svg:y="4.101cm" svg:viewBox="0 0 7747 1930" svg:d="M0 1838c193 42 392 44 588 44 193 0 372 44 574 44 272-1 538 9 808 0 164-5 318-30 485-44 175-14 277-104 456-118 205-16 384-153 558-264 173-110 344-229 485-382 152-165 328-312 500-456 164-136 363-225 559-309 190-81 401-112 573-235 216-154 489-65 735-73 293-10 588 6 882 0 181-4 370 33 544-45l-147 45h-74">
          <text:p/>
        </draw:path>
        <draw:connector draw:style-name="gr3" draw:text-style-name="P5" draw:layer="layout" svg:x1="7.203cm" svg:y1="5.066cm" svg:x2="7.203cm" svg:y2="5.066cm" draw:start-shape="id1" draw:end-shape="id1" draw:end-glue-point="1" svg:d="M7203 5066z" svg:viewBox="0 0 1 1">
          <text:p/>
        </draw:connector>
        <draw:connector draw:style-name="gr3" draw:text-style-name="P5" draw:layer="layout" svg:x1="10.8cm" svg:y1="4.85cm" svg:x2="10.8cm" svg:y2="4.85cm" draw:start-shape="id2" draw:end-shape="id2" svg:d="M10800 4850z" svg:viewBox="0 0 1 1">
          <text:p/>
        </draw:connector>
        <draw:connector draw:style-name="gr3" draw:text-style-name="P5" draw:layer="layout" svg:x1="7.203cm" svg:y1="5.066cm" svg:x2="7.203cm" svg:y2="5.066cm" draw:start-shape="id1" draw:end-shape="id1" svg:d="M7203 5066z" svg:viewBox="0 0 1 1">
          <text:p/>
        </draw:connector>
        <draw:custom-shape draw:style-name="gr14" draw:text-style-name="P10" draw:layer="layout" svg:width="3.3cm" svg:height="0.6cm" svg:x="-5.8cm" svg:y="6.5cm">
          <text:p text:style-name="P8"><text:span text:style-name="T17">选择一个</text:span><text:span text:style-name="T17">memcache</text:span><text:span text:style-name="T17">服务器</text:span><text:span text:style-name="T17">地址</text:span></text:p>
          <draw:enhanced-geometry svg:viewBox="0 0 21600 21600" draw:text-areas="800 800 20800 20800" draw:type="round-rectangular-callout" draw:modifiers="42198.8488336868 29470.8818635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25.1cm" svg:y1="5.4cm" svg:x2="26.2cm" svg:y2="11.6cm">
          <text:p/>
        </draw:line>
        <draw:custom-shape draw:style-name="gr15" draw:text-style-name="P10" draw:layer="layout" svg:width="1.2cm" svg:height="0.5cm" svg:x="8.7cm" svg:y="8.4cm">
          <text:p text:style-name="P8"><text:span text:style-name="T17">发送消息</text:span></text:p>
          <draw:enhanced-geometry svg:viewBox="0 0 21600 21600" draw:mirror-horizontal="false" draw:mirror-vertical="false" draw:text-areas="800 800 20800 20800" draw:type="round-rectangular-callout" draw:modifiers="-12121.898417985 23152.0958083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2.1cm" svg:height="0.6cm" svg:x="6.7cm" svg:y="11.8cm">
          <text:p text:style-name="P1"><text:span text:style-name="T17">处理接收</text:span><text:span text:style-name="T17">到的数据</text:span></text:p>
          <draw:enhanced-geometry svg:viewBox="0 0 21600 21600" draw:text-areas="800 800 20800 20800" draw:type="round-rectangular-callout" draw:modifiers="12336.9823893384 46578.3693843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11.9cm" svg:height="5cm" svg:x="10.2cm" svg:y="-2.7cm">
          <text:p text:style-name="P8"><text:span text:style-name="T1">用法：</text:span></text:p>
          <text:p text:style-name="P3"><text:span text:style-name="T21">mc := memcache.New(</text:span><text:span text:style-name="T22">"127.0.0.1:11211"</text:span><text:span text:style-name="T21">)</text:span><text:span text:style-name="T21"><text:line-break/></text:span><text:span text:style-name="T21">i, err := mc.Get(</text:span><text:span text:style-name="T22">"data"</text:span><text:span text:style-name="T23">)</text:span><text:span text:style-name="T23"><text:line-break/></text:span><text:span text:style-name="T23">fmt.Println(i, err)</text:span></text:p>
          <text:p text:style-name="P3"><text:span text:style-name="T23"/></text:p>
          <text:p text:style-name="P8"><text:span text:style-name="T1">主要可分为三个步骤</text:span></text:p>
          <text:p text:style-name="P8"><text:span text:style-name="T1">1</text:span><text:span text:style-name="T1">：获取</text:span><text:span text:style-name="T1">tcp</text:span><text:span text:style-name="T1">连接</text:span></text:p>
          <text:p text:style-name="P8"><text:span text:style-name="T1">2</text:span><text:span text:style-name="T1">：发送数据到</text:span><text:span text:style-name="T1">memcached</text:span></text:p>
          <text:p text:style-name="P8"><text:span text:style-name="T1">3</text:span><text:span text:style-name="T1">：处理</text:span><text:span text:style-name="T1">memcached</text:span><text:span text:style-name="T1">返回消息和</text:span><text:span text:style-name="T1">tcp</text:span><text:span text:style-name="T1">连接处理（放入</text:span><text:span text:style-name="T1">回收池或释放）</text:span></text:p>
          <draw:enhanced-geometry svg:viewBox="0 0 21600 21600" draw:text-areas="800 800 20800 20800" draw:type="round-rectangular-callout" draw:modifiers="-3462.96949836148 20161.7276544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0.8cm" svg:height="0.5cm" svg:x="7.3cm" svg:y="2.7cm">
          <text:p text:style-name="P1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2.6cm" svg:y="3.3cm">
          <text:p text:style-name="P1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1.1cm" svg:y="6.5cm">
          <text:p text:style-name="P1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8cm" svg:height="0.5cm" svg:x="2.6cm" svg:y="5.9cm">
          <text:p text:style-name="P1"><text:span text:style-name="T24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6.5cm" svg:y="6.2cm">
          <text:p text:style-name="P1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8cm" svg:height="0.5cm" svg:x="10.6cm" svg:y="6.3cm">
          <text:p text:style-name="P1"><text:span text:style-name="T24">6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31.7cm" svg:y="6.2cm">
          <text:p text:style-name="P1"><text:span text:style-name="T24">8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8cm" svg:height="0.5cm" svg:x="20.5cm" svg:y="3.8cm">
          <text:p text:style-name="P1"><text:span text:style-name="T24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25.8cm" svg:y="9.3cm">
          <text:p text:style-name="P1"><text:span text:style-name="T24">9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24.7cm" svg:y="9.7cm">
          <text:p text:style-name="P1"><text:span text:style-name="T24">9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17.7cm" svg:y="9.2cm">
          <text:p text:style-name="P1"><text:span text:style-name="T24">10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0.8cm" svg:height="0.5cm" svg:x="9.2cm" svg:y="11.3cm">
          <text:p text:style-name="P1"><text:span text:style-name="T24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09:20:46.348087419</meta:creation-date>
    <dc:date>2018-12-21T10:36:10.575662935</dc:date>
    <meta:editing-duration>PT1H2M29S</meta:editing-duration>
    <meta:editing-cycles>17</meta:editing-cycles>
    <meta:generator>LibreOffice/6.1.2.1$Linux_X86_64 LibreOffice_project/10$Build-1</meta:generator>
    <meta:document-statistic meta:object-count="42"/>
  </office:meta>
</office:document-meta>
</file>